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816c" officeooo:paragraph-rsid="000e816c"/>
    </style:style>
    <style:style style:name="P2" style:family="paragraph" style:parent-style-name="Standard">
      <style:paragraph-properties fo:text-align="center" style:justify-single-word="false"/>
      <style:text-properties officeooo:rsid="000e816c" officeooo:paragraph-rsid="000e816c"/>
    </style:style>
    <style:style style:name="P3" style:family="paragraph" style:parent-style-name="Standard">
      <style:text-properties fo:font-style="italic" officeooo:rsid="000e816c" officeooo:paragraph-rsid="000e816c" style:font-style-asian="italic" style:font-style-complex="italic"/>
    </style:style>
    <style:style style:name="P4" style:family="paragraph" style:parent-style-name="Standard">
      <style:text-properties officeooo:rsid="000f6a75" officeooo:paragraph-rsid="000f6a75"/>
    </style:style>
    <style:style style:name="P5" style:family="paragraph" style:parent-style-name="Standard">
      <style:text-properties officeooo:rsid="00108111" officeooo:paragraph-rsid="00108111"/>
    </style:style>
    <style:style style:name="P6" style:family="paragraph" style:parent-style-name="Standard">
      <style:text-properties officeooo:rsid="00116a8e" officeooo:paragraph-rsid="00116a8e"/>
    </style:style>
    <style:style style:name="P7" style:family="paragraph" style:parent-style-name="Standard">
      <style:text-properties officeooo:rsid="00132492" officeooo:paragraph-rsid="00132492"/>
    </style:style>
    <style:style style:name="P8" style:family="paragraph" style:parent-style-name="Heading_20_3">
      <style:paragraph-properties fo:break-before="page"/>
    </style:style>
    <style:style style:name="P9" style:family="paragraph" style:parent-style-name="Standard">
      <style:text-properties officeooo:rsid="000f6a75" officeooo:paragraph-rsid="00162a59"/>
    </style:style>
    <style:style style:name="T1" style:family="text">
      <style:text-properties officeooo:rsid="000e816c"/>
    </style:style>
    <style:style style:name="T2" style:family="text">
      <style:text-properties officeooo:rsid="000f6a75"/>
    </style:style>
    <style:style style:name="T3" style:family="text">
      <style:text-properties officeooo:rsid="00108111"/>
    </style:style>
    <style:style style:name="T4" style:family="text">
      <style:text-properties officeooo:rsid="00116a8e"/>
    </style:style>
    <style:style style:name="T5" style:family="text">
      <style:text-properties officeooo:rsid="00132492"/>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officeooo:rsid="0013fa12"/>
    </style:style>
    <style:style style:name="T9" style:family="text">
      <style:text-properties officeooo:rsid="00157a84"/>
    </style:style>
    <style:style style:name="T10" style:family="text">
      <style:text-properties officeooo:rsid="00162a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thogonal <text:span text:style-name="T1">Lattice </text:span>Exploration</text:p>
      <text:p text:style-name="P2">by Sven Nilsen, 2022</text:p>
      <text:p text:style-name="P1"/>
      <text:p text:style-name="P3">In this paper I present an algorithm that generates axis aligned extremes from <text:span text:style-name="T5">finite </text:span>lattice structures without knowing the internal representation of the lattice, but from random samples. <text:span text:style-name="T4">This can be used to </text:span><text:span text:style-name="T5">efficiently explore finite lattice structures using e.g. n-trees.</text:span></text:p>
      <text:p text:style-name="P1"/>
      <text:p text:style-name="P1">In a <text:span text:style-name="T2">finite </text:span>lattice structure<text:span text:style-name="T7"><text:reference-ref text:reference-format="text" text:ref-name="lattice">[1]</text:reference-ref></text:span>, the “meet” and “join” of any two elements `a` and `b` converges toward <text:span text:style-name="T2">elements at </text:span>the “diagonal” of the lattice:</text:p>
      <text:p text:style-name="P1"/>
      <text:p text:style-name="P1"><text:tab/>a ⋀ b<text:tab/><text:tab/>Meet<text:tab/><text:tab/><text:span text:style-name="T2">e.g. minimum</text:span></text:p>
      <text:p text:style-name="P1"><text:tab/>a ⋁ b<text:tab/><text:tab/>Join<text:tab/><text:tab/><text:span text:style-name="T2">e.g. maximum</text:span></text:p>
      <text:p text:style-name="P1"/>
      <text:p text:style-name="P4">For example, in a cube, one can choose a diagonal from `(0, 0, 0)` to `(1, 1, 1)` such that meets and joins converges towards the diagonal. This is because the extreme minimum and extreme maximum lies at the diagonal.</text:p>
      <text:p text:style-name="P4"/>
      <text:p text:style-name="P9">Without knowing the dimensionality of the finite lattice structure, one can not construct directly the axis aligned extremes.</text:p>
      <text:p text:style-name="P9"/>
      <text:p text:style-name="P9">For example, in a cube, `(1, 0, 0), (0, 1, 0), (0, 0, 1), <text:span text:style-name="T10">(0, 1, 1), (1, 0, 1), (1, 1, 0)</text:span>` are these extremes.</text:p>
      <text:p text:style-name="P4"/>
      <text:p text:style-name="P4">To determine whether some element `c` lies within an axis aligned region bounded by `a, b`:</text:p>
      <text:p text:style-name="P4"/>
      <text:p text:style-name="P4"><text:tab/> <text:span text:style-name="T3">inside(a, b, c) := (</text:span>(<text:span text:style-name="T1">a ⋀ b</text:span>) <text:span text:style-name="T1">⋀ </text:span>c == (<text:span text:style-name="T1">a ⋀ b</text:span>)<text:span text:style-name="T3">)</text:span> &amp; <text:span text:style-name="T3">(</text:span>(<text:span text:style-name="T1">a ⋁ b</text:span>) <text:span text:style-name="T1">⋁ </text:span>c == (a <text:span text:style-name="T1">⋁ </text:span>b)<text:span text:style-name="T3">)</text:span></text:p>
      <text:p text:style-name="P4"/>
      <text:p text:style-name="P4">Now, assume that <text:span text:style-name="T3">one can generate a random sample within any axis aligned region.</text:span></text:p>
      <text:p text:style-name="P4"/>
      <text:p text:style-name="P4"><text:tab/><text:span text:style-name="T3">inside(a, b, random_element(a, b))</text:span></text:p>
      <text:p text:style-name="P4"/>
      <text:p text:style-name="P5">There is an algorithm that can explore the lattice “orthogonally” to the diagonal.</text:p>
      <text:p text:style-name="P5">It works when the following condition holds <text:span text:style-name="T4">for `a, b`</text:span>:</text:p>
      <text:p text:style-name="P5"/>
      <text:p text:style-name="P5"><text:tab/><text:span text:style-name="T4">explorative(a, b) := </text:span>(<text:span text:style-name="T2">(</text:span><text:span text:style-name="T1">a ⋀ b</text:span><text:span text:style-name="T2">) !</text:span>= a) &amp; (<text:span text:style-name="T2">(</text:span><text:span text:style-name="T1">a ⋀ b</text:span><text:span text:style-name="T2">) !</text:span>= b)</text:p>
      <text:p text:style-name="P5"/>
      <text:p text:style-name="P5">Let `c` be some random element bounded by `a, b` and `min, max` the extremes of the diagonal.</text:p>
      <text:p text:style-name="P5">The element `c` is conver<text:span text:style-name="T9">g</text:span>ing towards `a`’s corner when:</text:p>
      <text:p text:style-name="P5"/>
      <text:p text:style-name="P5"><text:tab/>explore(a, b, c) := inside(b <text:span text:style-name="T1">⋀ </text:span>c, b <text:span text:style-name="T1">⋁ </text:span>c, a) &amp; !inside(min,<text:span text:style-name="T1"> </text:span>a <text:span text:style-name="T1">⋁ </text:span>b, c) &amp; !inside(a <text:span text:style-name="T1">⋀ </text:span>b, max, c)</text:p>
      <text:p text:style-name="P5"/>
      <text:p text:style-name="P6">To get `b`’s corner, one can simply swap `a, b`.</text:p>
      <text:p text:style-name="P6"/>
      <text:p text:style-name="P7">When the orthogonal extremes have been found, one can use them to generate axis aligned regions that cover the domain of the finite lattice using some random sample as origo. This in turn can be used to efficiently explore finite lattice structures using e.g. n-trees.</text:p>
      <text:p text:style-name="P7"/>
      <text:p text:style-name="P7">One advantage of this algorithm is that i<text:span text:style-name="T9">t</text:span> does not require any metric on the lattice and it works for any sub-lattice structure of infinite lattices. <text:span text:style-name="T8">For example, recursive data structures with partial order.</text:span></text:p>
      <text:h text:style-name="P8" text:outline-level="3">References:</text:h>
      <text:p text:style-name="P7"/>
      <text:p text:style-name="P7"><text:reference-mark-start text:name="lattice"/>[1]<text:reference-mark-end text:name="lattice"/><text:tab/>“Lattice (order)”</text:p>
      <text:p text:style-name="P7"><text:tab/>Wikipedia</text:p>
      <text:p text:style-name="P7"><text:tab/><text:a xlink:type="simple" xlink:href="https://en.wikipedia.org/wiki/Lattice_(order" text:style-name="Internet_20_link" text:visited-style-name="Visited_20_Internet_20_Link"><text:span text:style-name="T6">https://en.wikipedia.org/wiki/Lattice_(order</text:span></text:a><text:span text:style-name="T6">)</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14:29:05.918436377</meta:creation-date>
    <dc:date>2022-09-19T16:00:17.669210845</dc:date>
    <meta:editing-duration>PT3M36S</meta:editing-duration>
    <meta:editing-cycles>3</meta:editing-cycles>
    <meta:generator>LibreOffice/7.2.2.2$MacOSX_X86_64 LibreOffice_project/02b2acce88a210515b4a5bb2e46cbfb63fe97d56</meta:generator>
    <meta:document-statistic meta:table-count="0" meta:image-count="0" meta:object-count="0" meta:page-count="2" meta:paragraph-count="26" meta:word-count="408" meta:character-count="2301" meta:non-whitespace-character-count="1906"/>
  </office:meta>
</office:document-meta>
</file>